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9dc2" officeooo:paragraph-rsid="001c9d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ção</text:p>
      <text:p text:style-name="P1"/>
      <text:p text:style-name="P1">problema</text:p>
      <text:p text:style-name="P1"/>
      <text:p text:style-name="P1">justificativa</text:p>
      <text:p text:style-name="P1"/>
      <text:p text:style-name="P1">objetivo</text:p>
      <text:p text:style-name="P1"/>
      <text:p text:style-name="P1">LITERATURA</text:p>
      <text:p text:style-name="P1"/>
      <text:p text:style-name="P1">metodolog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23:27:55.680354718</meta:creation-date>
    <dc:date>2018-08-15T23:30:04.358477624</dc:date>
    <meta:editing-duration>PT2M11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1" meta:paragraph-count="6" meta:word-count="6" meta:character-count="60" meta:non-whitespace-character-count="60"/>
  </office:meta>
</office:document-meta>
</file>